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text-properties fo:font-weight="bold" officeooo:rsid="0008bd03" officeooo:paragraph-rsid="0008bd03" style:font-weight-asian="bold" style:font-weight-complex="bold"/>
    </style:style>
    <style:style style:name="T1" style:family="text">
      <style:text-properties fo:color="#000000" style:text-line-through-style="none" style:text-line-through-type="none" style:text-underline-style="none" style:text-blinking="false" fo:background-color="#ffffff" loext:char-shading-value="0" loext:padding="0cm" loext:border="none"/>
    </style:style>
    <style:style style:name="T2" style:family="text">
      <style:text-properties fo:color="#003399" style:text-line-through-style="none" style:text-line-through-type="none" style:text-underline-style="none" style:text-blinking="false" fo:background-color="#ffffff" loext:char-shading-value="0" loext:padding="0cm" loext: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2">9. Can you change size of array once created?</text:p>
      <text:p text:style-name="Standard"/>
      <text:p text:style-name="Standard">In Java Array cannot be resized once it is declared. But there is <text:s/>other way to do it. System class provides a utility method arrayCopy, it copies an array from the specified source array, beginning at the specified position, to the specified position of the destination array. Addingreflection to this functionality we can achieve it. </text:p>
      <text:p text:style-name="P1"><text:span text:style-name="T1"><text:line-break/></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3T14:07:21.329547218</meta:creation-date>
    <dc:date>2017-02-13T14:09:08.940661002</dc:date>
    <meta:editing-duration>PT1M49S</meta:editing-duration>
    <meta:editing-cycles>1</meta:editing-cycles>
    <meta:document-statistic meta:table-count="0" meta:image-count="0" meta:object-count="0" meta:page-count="1" meta:paragraph-count="3" meta:word-count="64" meta:character-count="382" meta:non-whitespace-character-count="317"/>
    <meta:generator>LibreOffice/5.1.4.2$Linux_X86_64 LibreOffice_project/10m0$Build-2</meta:generator>
  </office:meta>
</office:document-meta>
</file>